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77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5.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4.8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cm" fo:min-width="1.5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36cm" fo:min-width="1.4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3.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8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fo:text-align="center"/>
      <style:text-properties fo:font-size="1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/>
    </style:style>
    <style:style style:name="T5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6" draw:id="id6" draw:layer="layout" svg:width="1.8cm" svg:height="1.7cm" svg:x="3cm" svg:y="4.8cm">
          <text:p text:style-name="P1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5.8cm" svg:height="2.5cm" svg:x="7.5cm" svg:y="4.4cm">
          <text:p text:style-name="P1"><text:span text:style-name="T2">Central de atendimento</text:span><text:span text:style-name="T2"><text:line-break/></text:span><text:span text:style-name="T2"> recebe chamado.</text:span><text:span text:style-name="T2"><text:line-break/></text:span><text:span text:style-name="T2"><text:line-break/></text:span><text:span text:style-name="T2">Telefone, e-mail, </text:span><text:span text:style-name="T2"><text:line-break/></text:span><text:span text:style-name="T2">presencial, SPU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3cm" svg:height="2.3cm" svg:x="15cm" svg:y="4.5cm">
          <text:p text:style-name="P1"><text:span text:style-name="T3">Atendente cadastra a </text:span><text:span text:style-name="T3"><text:line-break/></text:span><text:span text:style-name="T3">solicitação no sistem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4.1cm" svg:height="3.7cm" svg:x="15.6cm" svg:y="8.8cm">
          <text:p text:style-name="P1"><text:span text:style-name="T4">Necessita informar </text:span><text:span text:style-name="T4"><text:line-break/></text:span><text:span text:style-name="T4">algum técnic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xml:id="id2" draw:id="id2" draw:layer="layout" svg:width="2.7cm" svg:height="2.1cm" svg:x="22.9cm" svg:y="9.6cm">
          <text:p text:style-name="P1">FI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7cm" svg:y1="10.65cm" svg:x2="22.9cm" svg:y2="10.65cm" draw:start-shape="id1" draw:start-glue-point="7" draw:end-shape="id2" draw:end-glue-point="6" svg:d="M19700 10650h3200" svg:viewBox="0 0 3201 1">
          <text:p/>
        </draw:connector>
        <draw:connector draw:style-name="gr6" draw:text-style-name="P7" draw:layer="layout" svg:x1="17.65cm" svg:y1="6.8cm" svg:x2="17.65cm" svg:y2="8.8cm" draw:start-shape="id3" draw:start-glue-point="2" draw:end-shape="id1" draw:end-glue-point="4" svg:d="M17650 6800v2000" svg:viewBox="0 0 1 2001">
          <text:p/>
        </draw:connector>
        <draw:frame draw:style-name="gr7" draw:text-style-name="P8" draw:layer="layout" svg:width="1.577cm" svg:height="0.806cm" svg:x="20.5cm" svg:y="9.9cm">
          <draw:text-box>
            <text:p><text:span text:style-name="T5">NÃO</text:span></text:p>
          </draw:text-box>
        </draw:frame>
        <draw:custom-shape draw:style-name="gr8" draw:text-style-name="P4" xml:id="id4" draw:id="id4" draw:layer="layout" svg:width="4.1cm" svg:height="1.8cm" svg:x="15.6cm" svg:y="14.7cm">
          <text:p text:style-name="P1"><text:span text:style-name="T3">Notificar técnico</text:span><text:span text:style-name="T3"><text:line-break/></text:span><text:span text:style-name="T3">sobre a solicitação </text:span><text:span text:style-name="T3"><text:line-break/></text:span><text:span text:style-name="T3">cadastrada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7.65cm" svg:y1="12.5cm" svg:x2="17.65cm" svg:y2="14.7cm" draw:start-shape="id1" draw:start-glue-point="6" draw:end-shape="id4" svg:d="M17650 12500v2200" svg:viewBox="0 0 1 2201">
          <text:p/>
        </draw:connector>
        <draw:connector draw:style-name="gr6" draw:text-style-name="P7" draw:layer="layout" svg:x1="19.7cm" svg:y1="15.6cm" svg:x2="24.25cm" svg:y2="11.7cm" draw:start-shape="id4" draw:start-glue-point="1" draw:end-shape="id2" draw:end-glue-point="8" svg:d="M19700 15600h4550v-3900" svg:viewBox="0 0 4551 3901">
          <text:p/>
        </draw:connector>
        <draw:frame draw:style-name="gr9" draw:text-style-name="P8" draw:layer="layout" svg:width="1.383cm" svg:height="0.806cm" svg:x="17.7cm" svg:y="13cm">
          <draw:text-box>
            <text:p><text:span text:style-name="T5">SIM</text:span></text:p>
          </draw:text-box>
        </draw:frame>
        <draw:frame draw:style-name="gr10" draw:text-style-name="P9" draw:layer="layout" svg:width="13.989cm" svg:height="1.673cm" svg:x="8.1cm" svg:y="1.6cm">
          <draw:text-box>
            <text:p>FLUXOGRAMA DE ABERTURA DE CHAMADO<text:line-break/>ATENDENTE</text:p>
          </draw:text-box>
        </draw:frame>
        <draw:connector draw:style-name="gr6" draw:text-style-name="P7" draw:layer="layout" svg:x1="13.3cm" svg:y1="5.65cm" svg:x2="15cm" svg:y2="5.65cm" draw:start-shape="id5" draw:start-glue-point="1" draw:end-shape="id3" draw:end-glue-point="3" svg:d="M13300 5650h1700" svg:viewBox="0 0 1701 1">
          <text:p/>
        </draw:connector>
        <draw:connector draw:style-name="gr6" draw:text-style-name="P7" draw:layer="layout" svg:x1="4.8cm" svg:y1="5.65cm" svg:x2="7.5cm" svg:y2="5.65cm" draw:start-shape="id6" draw:start-glue-point="10" draw:end-shape="id5" draw:end-glue-point="3" svg:d="M4800 5650h2700" svg:viewBox="0 0 2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5:28:35.989616093</meta:creation-date>
    <dc:date>2016-01-28T15:54:48.066402737</dc:date>
    <meta:editing-duration>PT23M57S</meta:editing-duration>
    <meta:editing-cycles>5</meta:editing-cycles>
    <meta:generator>LibreOffice/5.0.4.2$Linux_X86_64 LibreOffice_project/00m0$Build-2</meta:generator>
    <meta:document-statistic meta:object-count="15"/>
  </office:meta>
</office:document-meta>
</file>